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 était une fois. </text:p>
      <text:p text:style-name="Standard">Un texte intéressant et un te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12:13:53</meta:creation-date>
    <dc:date>2012-07-23T14:00:21</dc:date>
    <meta:editing-duration>PT51S</meta:editing-duration>
    <meta:editing-cycles>4</meta:editing-cycles>
    <meta:generator>LibreOffice/3.5$MacOSX_x86 LibreOffice_project/165a79a-7059095-e13bb37-fef39a4-9503d18</meta:generator>
    <dc:subject>pas grand chose</dc:subject>
    <dc:title>Titre du document test pour OpenOffice</dc:title>
    <dc:creator>Stéfan Sinclair</dc:creator>
    <meta:keyword>test</meta:keyword>
    <meta:keyword>OpenOffice</meta:keyword>
    <meta:document-statistic meta:table-count="0" meta:image-count="0" meta:object-count="0" meta:page-count="1" meta:paragraph-count="2" meta:word-count="10" meta:character-count="52" meta:non-whitespace-character-count="42"/>
  </office:meta>
</office:document-meta>
</file>